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.12" calcext:value-type="float">
            <text:p>18.1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.03" calcext:value-type="float">
            <text:p>18.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23" calcext:value-type="float">
            <text:p>15.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3" calcext:value-type="float">
            <text:p>6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5:18:29.943439947</meta:creation-date>
    <dc:date>2023-01-23T18:11:26.585021252</dc:date>
    <meta:editing-duration>PT1H42M40S</meta:editing-duration>
    <meta:editing-cycles>2</meta:editing-cycles>
    <meta:generator>LibreOffice/7.4.4.2$Linux_X86_64 LibreOffice_project/40$Build-2</meta:generator>
    <meta:document-statistic meta:table-count="1" meta:cell-count="140" meta:object-count="0"/>
  </office:meta>
</office:document-meta>
</file>